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rface typ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ession 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me place as 13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ght have walked in fron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sphalt to grass half/hal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ass to sewer lid. Turning a lo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phalt to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ass to asphal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ansient reference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ansient referenc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0:27:59.049155400</meta:creation-date>
    <dc:date>2022-11-30T15:37:08.985443495</dc:date>
    <meta:editing-duration>P6DT2H53M35S</meta:editing-duration>
    <meta:editing-cycles>52</meta:editing-cycles>
    <meta:generator>LibreOffice/7.3.6.2$Linux_X86_64 LibreOffice_project/30$Build-2</meta:generator>
    <meta:document-statistic meta:table-count="1" meta:cell-count="191" meta:object-count="0"/>
  </office:meta>
</office:document-meta>
</file>